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1_4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1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A. S. Solomons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anuary 21, 1897</text:p>
      <text:p text:style-name="P6">Month<text:tab/><text:tab/><text:tab/><text:tab/><text:tab/><text:tab/>January</text:p>
      <text:p text:style-name="P6">Year<text:tab/><text:tab/><text:tab/><text:tab/><text:tab/><text:tab/>1897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MYER S. ISAACS, PRESIDENT. <text:s/>EMANUEL LEHMAN, TREASURER. <text:s/>JACOB H. SCHIFF, VICE-PREST./</text:p>
      <text:p text:style-name="P3"><text:tab/>JUILUS GOLDMAN, HON. SEC'Y.<text:tab/><text:tab/>A. S. SOLOMONS, GENERAL AGENT./</text:p>
      <text:p text:style-name="P2">CENTRAL COMMITTEE OF THE BARON DE HIRSCH FUND./</text:p>
      <text:p text:style-name="P2">EXECUTIVE OFFICE, No. 45 BROADWAY, ROOM 163./</text:p>
      <text:p text:style-name="P4">NEW YORK, Jan. 21, 1897./</text:p>
      <text:p text:style-name="P3">Rev. Dr. S. Morais,/</text:p>
      <text:p text:style-name="P3"><text:tab/>546 North Fifth Street,/</text:p>
      <text:p text:style-name="P3"><text:tab/><text:tab/>Philadelphia./</text:p>
      <text:p text:style-name="P3">Reverend and Dear Sir:/</text:p>
      <text:p text:style-name="P3"><text:tab/>I have yours of the 19" inst., and on the same/ day I was called upon by Mr. David Sulzberger and Mr. Max Cohen, with/ whom I had a long talk, and they both are of the decided opinion that the/ proposed conference had better be delayed until the result is known of/ the letter which you propose to address to the Baroness, and I am in accord/ with their views./</text:p>
      <text:p text:style-name="P3"><text:soft-page-break/><text:tab/>With warm regards to yourself and family,/ I am,/ Yours truly,/ A S Solomon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9T13:33:13.66</meta:creation-date>
    <dc:date>2012-01-09T13:37:31.23</dc:date>
    <dc:creator>Penn Libraries</dc:creator>
    <meta:editing-duration>PT00H04M1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305" meta:character-count="2057"/>
  </office:meta>
</office:document-meta>
</file>